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objectwithoutfill">
      <style:graphic-properties svg:stroke-width="0.053cm" draw:marker-start="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draw:marker-start="Arrow_20_concave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DejaVu Math TeX Gyre" fo:font-size="15pt" style:font-size-asian="15pt" style:font-size-complex="15pt"/>
    </style:style>
    <style:style style:name="P4" style:family="paragraph">
      <loext:graphic-properties draw:fill="none" draw:fill-color="#ffffff"/>
      <style:text-properties style:font-name="DejaVu Math TeX Gyre" fo:font-size="15pt" style:font-size-asian="15pt" style:font-size-complex="15pt"/>
    </style:style>
    <style:style style:name="T1" style:family="text">
      <style:text-properties style:font-name="DejaVu Math TeX Gyr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475cm" svg:y1="15cm" svg:x2="6.475cm" svg:y2="0.48cm">
          <text:p/>
        </draw:line>
        <draw:line draw:style-name="gr1" draw:text-style-name="P1" draw:layer="layout" svg:x1="2.515cm" svg:y1="10.22cm" svg:x2="17.535cm" svg:y2="10.22cm">
          <text:p/>
        </draw:line>
        <draw:line draw:style-name="gr2" draw:text-style-name="P1" draw:layer="layout" svg:x1="4.348cm" svg:y1="2.269cm" svg:x2="13.386cm" svg:y2="11.274cm">
          <text:p/>
        </draw:line>
        <draw:line draw:style-name="gr3" draw:text-style-name="P1" draw:layer="layout" svg:x1="4.348cm" svg:y1="2.267cm" svg:x2="3.255cm" svg:y2="1.18cm">
          <text:p/>
        </draw:line>
        <draw:line draw:style-name="gr3" draw:text-style-name="P1" draw:layer="layout" svg:x1="14.355cm" svg:y1="12.24cm" svg:x2="13.262cm" svg:y2="11.153cm">
          <text:p/>
        </draw:line>
        <draw:line draw:style-name="gr4" draw:text-style-name="P1" draw:layer="layout" svg:x1="6.355cm" svg:y1="7.884cm" svg:x2="6.595cm" svg:y2="7.884cm">
          <text:p/>
        </draw:line>
        <draw:line draw:style-name="gr4" draw:text-style-name="P1" draw:layer="layout" svg:x1="6.355cm" svg:y1="7.3cm" svg:x2="6.595cm" svg:y2="7.3cm">
          <text:p/>
        </draw:line>
        <draw:line draw:style-name="gr4" draw:text-style-name="P1" draw:layer="layout" svg:x1="6.355cm" svg:y1="6.716cm" svg:x2="6.595cm" svg:y2="6.716cm">
          <text:p/>
        </draw:line>
        <draw:line draw:style-name="gr4" draw:text-style-name="P1" draw:layer="layout" svg:x1="6.355cm" svg:y1="6.132cm" svg:x2="6.595cm" svg:y2="6.132cm">
          <text:p/>
        </draw:line>
        <draw:line draw:style-name="gr4" draw:text-style-name="P1" draw:layer="layout" svg:x1="6.355cm" svg:y1="5.548cm" svg:x2="6.595cm" svg:y2="5.548cm">
          <text:p/>
        </draw:line>
        <draw:line draw:style-name="gr4" draw:text-style-name="P1" draw:layer="layout" svg:x1="6.355cm" svg:y1="4.964cm" svg:x2="6.595cm" svg:y2="4.964cm">
          <text:p/>
        </draw:line>
        <draw:line draw:style-name="gr4" draw:text-style-name="P1" draw:layer="layout" svg:x1="6.355cm" svg:y1="4.38cm" svg:x2="6.595cm" svg:y2="4.38cm">
          <text:p/>
        </draw:line>
        <draw:line draw:style-name="gr4" draw:text-style-name="P1" draw:layer="layout" svg:x1="6.355cm" svg:y1="8.468cm" svg:x2="6.595cm" svg:y2="8.468cm">
          <text:p/>
        </draw:line>
        <draw:line draw:style-name="gr4" draw:text-style-name="P1" draw:layer="layout" svg:x1="6.355cm" svg:y1="9.052cm" svg:x2="6.595cm" svg:y2="9.052cm">
          <text:p/>
        </draw:line>
        <draw:line draw:style-name="gr4" draw:text-style-name="P1" draw:layer="layout" svg:x1="6.355cm" svg:y1="9.636cm" svg:x2="6.595cm" svg:y2="9.636cm">
          <text:p/>
        </draw:line>
        <draw:line draw:style-name="gr4" draw:text-style-name="P1" draw:layer="layout" svg:x1="6.355cm" svg:y1="10.22cm" svg:x2="6.595cm" svg:y2="10.22cm">
          <text:p/>
        </draw:line>
        <draw:line draw:style-name="gr4" draw:text-style-name="P1" draw:layer="layout" svg:x1="9.979cm" svg:y1="10.34cm" svg:x2="9.979cm" svg:y2="10.1cm">
          <text:p/>
        </draw:line>
        <draw:line draw:style-name="gr4" draw:text-style-name="P1" draw:layer="layout" svg:x1="9.395cm" svg:y1="10.34cm" svg:x2="9.395cm" svg:y2="10.1cm">
          <text:p/>
        </draw:line>
        <draw:line draw:style-name="gr4" draw:text-style-name="P1" draw:layer="layout" svg:x1="8.811cm" svg:y1="10.34cm" svg:x2="8.811cm" svg:y2="10.1cm">
          <text:p/>
        </draw:line>
        <draw:line draw:style-name="gr4" draw:text-style-name="P1" draw:layer="layout" svg:x1="8.227cm" svg:y1="10.34cm" svg:x2="8.227cm" svg:y2="10.1cm">
          <text:p/>
        </draw:line>
        <draw:line draw:style-name="gr4" draw:text-style-name="P1" draw:layer="layout" svg:x1="7.643cm" svg:y1="10.34cm" svg:x2="7.643cm" svg:y2="10.1cm">
          <text:p/>
        </draw:line>
        <draw:line draw:style-name="gr4" draw:text-style-name="P1" draw:layer="layout" svg:x1="7.059cm" svg:y1="10.34cm" svg:x2="7.059cm" svg:y2="10.1cm">
          <text:p/>
        </draw:line>
        <draw:line draw:style-name="gr4" draw:text-style-name="P1" draw:layer="layout" svg:x1="6.475cm" svg:y1="10.34cm" svg:x2="6.475cm" svg:y2="10.1cm">
          <text:p/>
        </draw:line>
        <draw:line draw:style-name="gr4" draw:text-style-name="P1" draw:layer="layout" svg:x1="10.563cm" svg:y1="10.34cm" svg:x2="10.563cm" svg:y2="10.1cm">
          <text:p/>
        </draw:line>
        <draw:line draw:style-name="gr4" draw:text-style-name="P1" draw:layer="layout" svg:x1="11.147cm" svg:y1="10.34cm" svg:x2="11.147cm" svg:y2="10.1cm">
          <text:p/>
        </draw:line>
        <draw:line draw:style-name="gr4" draw:text-style-name="P1" draw:layer="layout" svg:x1="11.731cm" svg:y1="10.34cm" svg:x2="11.731cm" svg:y2="10.1cm">
          <text:p/>
        </draw:line>
        <draw:line draw:style-name="gr4" draw:text-style-name="P1" draw:layer="layout" svg:x1="12.315cm" svg:y1="10.34cm" svg:x2="12.315cm" svg:y2="10.1cm">
          <text:p/>
        </draw:line>
        <draw:frame draw:style-name="gr5" draw:text-style-name="P2" draw:layer="layout" svg:width="0.47cm" svg:height="0.487cm" svg:x="12.085cm" svg:y="10.3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2" draw:layer="layout" svg:width="0.876cm" svg:height="0.487cm" svg:x="8.955cm" svg:y="10.3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2" draw:layer="layout" svg:width="0.876cm" svg:height="0.487cm" svg:x="5.475cm" svg:y="7.0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2" draw:layer="layout" svg:width="0.47cm" svg:height="0.487cm" svg:x="5.875cm" svg:y="4.1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2" draw:layer="layout" svg:width="0.906cm" svg:height="1.105cm" svg:x="15.999cm" svg:y="10.2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2" draw:layer="layout" svg:width="2.433cm" svg:height="1.173cm" svg:x="6.529cm" svg:y="1.11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6" draw:text-style-name="P1" draw:layer="layout" svg:x1="3.835cm" svg:y1="14.84cm" svg:x2="6.415cm" svg:y2="14.84cm">
          <text:p/>
        </draw:line>
        <draw:line draw:style-name="gr7" draw:text-style-name="P1" draw:layer="layout" svg:x1="6.555cm" svg:y1="14.84cm" svg:x2="12.275cm" svg:y2="14.84cm">
          <text:p/>
        </draw:line>
        <draw:line draw:style-name="gr6" draw:text-style-name="P1" draw:layer="layout" svg:x1="15.455cm" svg:y1="14.84cm" svg:x2="12.395cm" svg:y2="14.84cm">
          <text:p/>
        </draw:line>
        <draw:line draw:style-name="gr8" draw:text-style-name="P1" draw:layer="layout" svg:x1="12.335cm" svg:y1="12.94cm" svg:x2="12.335cm" svg:y2="10.78cm">
          <text:p/>
        </draw:line>
        <draw:line draw:style-name="gr8" draw:text-style-name="P1" draw:layer="layout" svg:x1="17.295cm" svg:y1="14.854cm" svg:x2="15.295cm" svg:y2="14.84cm">
          <text:p/>
        </draw:line>
        <draw:line draw:style-name="gr8" draw:text-style-name="P1" draw:layer="layout" svg:x1="3.855cm" svg:y1="14.84cm" svg:x2="2.575cm" svg:y2="14.832cm">
          <text:p/>
        </draw:line>
        <draw:frame draw:style-name="gr9" draw:text-style-name="P4" draw:layer="layout" svg:width="4.261cm" svg:height="1.309cm" svg:x="2.074cm" svg:y="14.911cm">
          <draw:text-box>
            <text:p text:style-name="P3"><text:span text:style-name="T1">Gegenstrom</text:span><text:span text:style-name="T1">-</text:span></text:p>
            <text:p text:style-name="P3"><text:span text:style-name="T1">Bremsberei</text:span><text:span text:style-name="T1">ch</text:span></text:p>
          </draw:text-box>
        </draw:frame>
        <draw:frame draw:style-name="gr9" draw:text-style-name="P4" draw:layer="layout" svg:width="4.172cm" svg:height="0.78cm" svg:x="7.295cm" svg:y="14.831cm">
          <draw:text-box>
            <text:p text:style-name="P3"><text:span text:style-name="T1">M</text:span><text:span text:style-name="T1">o</text:span><text:span text:style-name="T1">t</text:span><text:span text:style-name="T1">o</text:span><text:span text:style-name="T1">r</text:span><text:span text:style-name="T1">b</text:span><text:span text:style-name="T1">e</text:span><text:span text:style-name="T1">r</text:span><text:span text:style-name="T1">e</text:span><text:span text:style-name="T1">i</text:span><text:span text:style-name="T1">c</text:span><text:span text:style-name="T1">h</text:span></text:p>
          </draw:text-box>
        </draw:frame>
        <draw:frame draw:style-name="gr9" draw:text-style-name="P4" draw:layer="layout" svg:width="5.277cm" svg:height="0.78cm" svg:x="12.963cm" svg:y="14.9cm">
          <draw:text-box>
            <text:p text:style-name="P3"><text:span text:style-name="T1">G</text:span><text:span text:style-name="T1">e</text:span><text:span text:style-name="T1">n</text:span><text:span text:style-name="T1">e</text:span><text:span text:style-name="T1">r</text:span><text:span text:style-name="T1">a</text:span><text:span text:style-name="T1">t</text:span><text:span text:style-name="T1">o</text:span><text:span text:style-name="T1">r</text:span><text:span text:style-name="T1">b</text:span><text:span text:style-name="T1">e</text:span><text:span text:style-name="T1">r</text:span><text:span text:style-name="T1">e</text:span><text:span text:style-name="T1">i</text:span><text:span text:style-name="T1">c</text:span><text:span text:style-name="T1">h</text:span></text:p>
          </draw:text-box>
        </draw:frame>
        <draw:line draw:style-name="gr1" draw:text-style-name="P1" draw:layer="layout" svg:x1="17.48cm" svg:y1="12.96cm" svg:x2="2.52cm" svg:y2="12.96cm">
          <text:p/>
        </draw:line>
        <draw:line draw:style-name="gr4" draw:text-style-name="P1" draw:layer="layout" svg:x1="11.922cm" svg:y1="12.96cm" svg:x2="11.682cm" svg:y2="12.96cm">
          <text:p/>
        </draw:line>
        <draw:line draw:style-name="gr4" draw:text-style-name="P1" draw:layer="layout" svg:x1="8.819cm" svg:y1="13.08cm" svg:x2="8.819cm" svg:y2="12.84cm">
          <text:p/>
        </draw:line>
        <draw:line draw:style-name="gr4" draw:text-style-name="P1" draw:layer="layout" svg:x1="9.405cm" svg:y1="13.08cm" svg:x2="9.405cm" svg:y2="12.84cm">
          <text:p/>
        </draw:line>
        <draw:line draw:style-name="gr4" draw:text-style-name="P1" draw:layer="layout" svg:x1="9.991cm" svg:y1="13.08cm" svg:x2="9.991cm" svg:y2="12.84cm">
          <text:p/>
        </draw:line>
        <draw:line draw:style-name="gr4" draw:text-style-name="P1" draw:layer="layout" svg:x1="10.577cm" svg:y1="13.08cm" svg:x2="10.577cm" svg:y2="12.84cm">
          <text:p/>
        </draw:line>
        <draw:line draw:style-name="gr4" draw:text-style-name="P1" draw:layer="layout" svg:x1="11.163cm" svg:y1="13.08cm" svg:x2="11.163cm" svg:y2="12.84cm">
          <text:p/>
        </draw:line>
        <draw:line draw:style-name="gr4" draw:text-style-name="P1" draw:layer="layout" svg:x1="11.749cm" svg:y1="13.08cm" svg:x2="11.749cm" svg:y2="12.84cm">
          <text:p/>
        </draw:line>
        <draw:line draw:style-name="gr4" draw:text-style-name="P1" draw:layer="layout" svg:x1="12.335cm" svg:y1="13.08cm" svg:x2="12.335cm" svg:y2="12.84cm">
          <text:p/>
        </draw:line>
        <draw:line draw:style-name="gr4" draw:text-style-name="P1" draw:layer="layout" svg:x1="8.233cm" svg:y1="13.08cm" svg:x2="8.233cm" svg:y2="12.84cm">
          <text:p/>
        </draw:line>
        <draw:line draw:style-name="gr4" draw:text-style-name="P1" draw:layer="layout" svg:x1="7.647cm" svg:y1="13.08cm" svg:x2="7.647cm" svg:y2="12.84cm">
          <text:p/>
        </draw:line>
        <draw:line draw:style-name="gr4" draw:text-style-name="P1" draw:layer="layout" svg:x1="7.061cm" svg:y1="13.08cm" svg:x2="7.061cm" svg:y2="12.84cm">
          <text:p/>
        </draw:line>
        <draw:line draw:style-name="gr4" draw:text-style-name="P1" draw:layer="layout" svg:x1="6.475cm" svg:y1="13.08cm" svg:x2="6.475cm" svg:y2="12.84cm">
          <text:p/>
        </draw:line>
        <draw:frame draw:style-name="gr5" draw:text-style-name="P2" draw:layer="layout" svg:width="0.47cm" svg:height="0.487cm" svg:x="5.935cm" svg:y="13.0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2" draw:layer="layout" svg:width="0.876cm" svg:height="0.487cm" svg:x="8.975cm" svg:y="13.0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text-style-name="P2" draw:layer="layout" svg:width="0.47cm" svg:height="0.487cm" svg:x="5.965cm" svg:y="10.2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2" draw:layer="layout" svg:width="0.47cm" svg:height="0.487cm" svg:x="12.105cm" svg:y="13.11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8" draw:text-style-name="P1" draw:layer="layout" svg:x1="12.335cm" svg:y1="15cm" svg:x2="12.335cm" svg:y2="13.56cm">
          <text:p/>
        </draw:line>
        <draw:frame draw:style-name="gr5" draw:text-style-name="P2" draw:layer="layout" svg:width="0.441cm" svg:height="0.487cm" svg:x="3.149cm" svg:y="13.01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8T14:53:28.026175383</meta:creation-date>
    <dc:date>2017-02-18T15:27:28.677458389</dc:date>
    <meta:editing-duration>PT33M54S</meta:editing-duration>
    <meta:editing-cycles>13</meta:editing-cycles>
    <meta:generator>LibreOffice/5.3.0.3$Linux_X86_64 LibreOffice_project/30m0$Build-3</meta:generator>
    <meta:document-statistic meta:object-count="61"/>
  </office:meta>
</office:document-meta>
</file>

<file path=Object 1/content.xml><?xml version="1.0" encoding="utf-8"?>
<math xmlns="http://www.w3.org/1998/Math/MathML" display="block">
  <semantics>
    <mn>1</mn>
    <annotation encoding="StarMath 5.0">1</annotation>
  </semantics>
</math>
</file>

<file path=Object 10/content.xml><?xml version="1.0" encoding="utf-8"?>
<math xmlns="http://www.w3.org/1998/Math/MathML" display="block">
  <semantics>
    <mn>0</mn>
    <annotation encoding="StarMath 5.0">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2/content.xml><?xml version="1.0" encoding="utf-8"?>
<math xmlns="http://www.w3.org/1998/Math/MathML" display="block">
  <semantics>
    <mn>0,5</mn>
    <annotation encoding="StarMath 5.0">0,5</annotation>
  </semantics>
</math>
</file>

<file path=Object 3/content.xml><?xml version="1.0" encoding="utf-8"?>
<math xmlns="http://www.w3.org/1998/Math/MathML" display="block">
  <semantics>
    <mn>0,5</mn>
    <annotation encoding="StarMath 5.0">0,5</annotation>
  </semantics>
</math>
</file>

<file path=Object 4/content.xml><?xml version="1.0" encoding="utf-8"?>
<math xmlns="http://www.w3.org/1998/Math/MathML" display="block">
  <semantics>
    <mn>1</mn>
    <annotation encoding="StarMath 5.0">1</annotation>
  </semantics>
</math>
</file>

<file path=Object 5/content.xml><?xml version="1.0" encoding="utf-8"?>
<math xmlns="http://www.w3.org/1998/Math/MathML" display="block">
  <semantics>
    <mfrac>
      <mi>n</mi>
      <msub>
        <mi>n</mi>
        <mi mathvariant="italic">ℓN</mi>
      </msub>
    </mfrac>
    <annotation encoding="StarMath 5.0">n over n_ℓN</annotation>
  </semantics>
</math>
</file>

<file path=Object 6/content.xml><?xml version="1.0" encoding="utf-8"?>
<math xmlns="http://www.w3.org/1998/Math/MathML" display="block">
  <semantics>
    <mrow>
      <mfrac>
        <msub>
          <mi>M</mi>
          <mi>i</mi>
        </msub>
        <msub>
          <mi>M</mi>
          <mi mathvariant="italic">stN</mi>
        </msub>
      </mfrac>
      <mo stretchy="false">=</mo>
      <mfrac>
        <mi>I</mi>
        <msub>
          <mi>I</mi>
          <mi mathvariant="italic">stN</mi>
        </msub>
      </mfrac>
    </mrow>
    <annotation encoding="StarMath 5.0">M_i over M_stN = I over I_stN</annotation>
  </semantics>
</math>
</file>

<file path=Object 7/content.xml><?xml version="1.0" encoding="utf-8"?>
<math xmlns="http://www.w3.org/1998/Math/MathML" display="block">
  <semantics>
    <mn>1</mn>
    <annotation encoding="StarMath 5.0">1</annotation>
  </semantics>
</math>
</file>

<file path=Object 8/content.xml><?xml version="1.0" encoding="utf-8"?>
<math xmlns="http://www.w3.org/1998/Math/MathML" display="block">
  <semantics>
    <mn>0,5</mn>
    <annotation encoding="StarMath 5.0">0,5</annotation>
  </semantics>
</math>
</file>

<file path=Object 9/content.xml><?xml version="1.0" encoding="utf-8"?>
<math xmlns="http://www.w3.org/1998/Math/MathML" display="block">
  <semantics>
    <mn>0</mn>
    <annotation encoding="StarMath 5.0">0</annotation>
  </semantics>
</math>
</file>